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63cm" fo:min-width="8.47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49cm"/>
    </style:style>
    <style:style style:name="gr4" style:family="graphic" style:parent-style-name="standard">
      <style:graphic-properties draw:stroke="none" svg:stroke-color="#000000" draw:fill="none" draw:fill-color="#ffffff" fo:min-height="0.793cm"/>
    </style:style>
    <style:style style:name="gr5" style:family="graphic" style:parent-style-name="objectwithoutfill">
      <style:graphic-properties svg:stroke-color="#ff0000" draw:fill="none" draw:textarea-vertical-align="middle"/>
    </style:style>
    <style:style style:name="gr6" style:family="graphic" style:parent-style-name="objectwithoutfill">
      <style:graphic-properties svg:stroke-color="#00ff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8pt" style:font-size-complex="18pt"/>
    </style:style>
    <style:style style:name="P3" style:family="paragraph">
      <loext:graphic-properties draw:fill="none" draw:fill-color="#ffffff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695cm" svg:height="6.9cm" svg:x="1.704cm" svg:y="1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723cm" svg:y1="4.768cm" svg:x2="6.099cm" svg:y2="4.801cm">
          <text:p/>
        </draw:line>
        <draw:line draw:style-name="gr2" draw:text-style-name="P1" draw:layer="layout" svg:x1="2.723cm" svg:y1="5.149cm" svg:x2="6.088cm" svg:y2="5.149cm">
          <text:p/>
        </draw:line>
        <draw:frame draw:style-name="gr3" draw:text-style-name="P2" draw:layer="layout" svg:width="1.372cm" svg:height="1.199cm" svg:x="2.5cm" svg:y="4.001cm">
          <draw:text-box>
            <text:p><text:span text:style-name="T1">M1</text:span><text:span text:style-name="T2">1</text:span></text:p>
          </draw:text-box>
        </draw:frame>
        <draw:frame draw:style-name="gr3" draw:text-style-name="P2" draw:layer="layout" svg:width="1.299cm" svg:height="1.199cm" svg:x="2.5cm" svg:y="5.339cm">
          <draw:text-box>
            <text:p><text:span text:style-name="T1">M1</text:span><text:span text:style-name="T2">1</text:span></text:p>
          </draw:text-box>
        </draw:frame>
        <draw:frame draw:style-name="gr4" draw:text-style-name="P2" draw:layer="layout" svg:width="1.3cm" svg:height="1.043cm" svg:x="3.7cm" svg:y="4.002cm">
          <draw:text-box>
            <text:p><text:span text:style-name="T1">Q1</text:span><text:span text:style-name="T2">2</text:span></text:p>
          </draw:text-box>
        </draw:frame>
        <draw:frame draw:style-name="gr3" draw:text-style-name="P2" draw:layer="layout" svg:width="1.3cm" svg:height="1.199cm" svg:x="5cm" svg:y="4.002cm">
          <draw:text-box>
            <text:p><text:span text:style-name="T1">M2</text:span><text:span text:style-name="T2">1</text:span></text:p>
          </draw:text-box>
        </draw:frame>
        <draw:frame draw:style-name="gr4" draw:text-style-name="P2" draw:layer="layout" svg:width="1.373cm" svg:height="1.043cm" svg:x="3.7cm" svg:y="5.302cm">
          <draw:text-box>
            <text:p><text:span text:style-name="T1">Q1</text:span><text:span text:style-name="T2">2</text:span></text:p>
          </draw:text-box>
        </draw:frame>
        <draw:frame draw:style-name="gr3" draw:text-style-name="P2" draw:layer="layout" svg:width="1.273cm" svg:height="1.199cm" svg:x="5cm" svg:y="5.302cm">
          <draw:text-box>
            <text:p><text:span text:style-name="T1">M2</text:span><text:span text:style-name="T2">1</text:span></text:p>
          </draw:text-box>
        </draw:frame>
        <draw:line draw:style-name="gr2" draw:text-style-name="P1" draw:layer="layout" svg:x1="7.023cm" svg:y1="3.068cm" svg:x2="10.399cm" svg:y2="3.101cm">
          <text:p/>
        </draw:line>
        <draw:line draw:style-name="gr2" draw:text-style-name="P1" draw:layer="layout" svg:x1="7.023cm" svg:y1="3.449cm" svg:x2="10.388cm" svg:y2="3.449cm">
          <text:p/>
        </draw:line>
        <draw:frame draw:style-name="gr3" draw:text-style-name="P2" draw:layer="layout" svg:width="1.272cm" svg:height="1.199cm" svg:x="6.9cm" svg:y="2.301cm">
          <draw:text-box>
            <text:p><text:span text:style-name="T1">M3</text:span><text:span text:style-name="T2">1</text:span></text:p>
          </draw:text-box>
        </draw:frame>
        <draw:frame draw:style-name="gr3" draw:text-style-name="P2" draw:layer="layout" svg:width="1.299cm" svg:height="1.199cm" svg:x="6.8cm" svg:y="3.639cm">
          <draw:text-box>
            <text:p><text:span text:style-name="T1">M3</text:span><text:span text:style-name="T2">2</text:span></text:p>
          </draw:text-box>
        </draw:frame>
        <draw:frame draw:style-name="gr4" draw:text-style-name="P2" draw:layer="layout" svg:width="1.273cm" svg:height="1.043cm" svg:x="7.9cm" svg:y="2.302cm">
          <draw:text-box>
            <text:p><text:span text:style-name="T1">Q2</text:span><text:span text:style-name="T2">1</text:span></text:p>
          </draw:text-box>
        </draw:frame>
        <draw:frame draw:style-name="gr3" draw:text-style-name="P2" draw:layer="layout" svg:width="1.3cm" svg:height="1.199cm" svg:x="9.3cm" svg:y="2.302cm">
          <draw:text-box>
            <text:p><text:span text:style-name="T1">M4</text:span><text:span text:style-name="T2">2</text:span></text:p>
          </draw:text-box>
        </draw:frame>
        <draw:frame draw:style-name="gr4" draw:text-style-name="P2" draw:layer="layout" svg:width="1.273cm" svg:height="1.043cm" svg:x="7.9cm" svg:y="3.602cm">
          <draw:text-box>
            <text:p><text:span text:style-name="T1">Q2</text:span><text:span text:style-name="T2">2</text:span></text:p>
          </draw:text-box>
        </draw:frame>
        <draw:frame draw:style-name="gr3" draw:text-style-name="P2" draw:layer="layout" svg:width="1.3cm" svg:height="1.199cm" svg:x="9.4cm" svg:y="3.602cm">
          <draw:text-box>
            <text:p><text:span text:style-name="T1">M4</text:span><text:span text:style-name="T2">1</text:span></text:p>
          </draw:text-box>
        </draw:frame>
        <draw:line draw:style-name="gr2" draw:text-style-name="P1" draw:layer="layout" svg:x1="7.823cm" svg:y1="6.068cm" svg:x2="11.199cm" svg:y2="6.101cm">
          <text:p/>
        </draw:line>
        <draw:line draw:style-name="gr2" draw:text-style-name="P1" draw:layer="layout" svg:x1="7.823cm" svg:y1="6.466cm" svg:x2="11.188cm" svg:y2="6.466cm">
          <text:p/>
        </draw:line>
        <draw:frame draw:style-name="gr3" draw:text-style-name="P2" draw:layer="layout" svg:width="1.272cm" svg:height="1.199cm" svg:x="7.7cm" svg:y="5.301cm">
          <draw:text-box>
            <text:p><text:span text:style-name="T1">M5</text:span><text:span text:style-name="T2">1</text:span></text:p>
          </draw:text-box>
        </draw:frame>
        <draw:frame draw:style-name="gr3" draw:text-style-name="P2" draw:layer="layout" svg:width="1.299cm" svg:height="1.199cm" svg:x="7.6cm" svg:y="6.639cm">
          <draw:text-box>
            <text:p><text:span text:style-name="T1">M5</text:span><text:span text:style-name="T2">1</text:span></text:p>
          </draw:text-box>
        </draw:frame>
        <draw:frame draw:style-name="gr3" draw:text-style-name="P2" draw:layer="layout" svg:width="1.3cm" svg:height="1.199cm" svg:x="8.8cm" svg:y="5.302cm">
          <draw:text-box>
            <text:p><text:span text:style-name="T1">M6</text:span><text:span text:style-name="T2">2</text:span></text:p>
          </draw:text-box>
        </draw:frame>
        <draw:frame draw:style-name="gr3" draw:text-style-name="P2" draw:layer="layout" svg:width="1.4cm" svg:height="1.199cm" svg:x="10.1cm" svg:y="5.302cm">
          <draw:text-box>
            <text:p><text:span text:style-name="T1">M7</text:span><text:span text:style-name="T2">2</text:span></text:p>
          </draw:text-box>
        </draw:frame>
        <draw:frame draw:style-name="gr3" draw:text-style-name="P2" draw:layer="layout" svg:width="1.4cm" svg:height="1.199cm" svg:x="8.7cm" svg:y="6.602cm">
          <draw:text-box>
            <text:p><text:span text:style-name="T1">M6</text:span><text:span text:style-name="T2">2</text:span></text:p>
          </draw:text-box>
        </draw:frame>
        <draw:frame draw:style-name="gr3" draw:text-style-name="P2" draw:layer="layout" svg:width="1.3cm" svg:height="1.199cm" svg:x="10.2cm" svg:y="6.602cm">
          <draw:text-box>
            <text:p><text:span text:style-name="T1">M7</text:span><text:span text:style-name="T2">2</text:span></text:p>
          </draw:text-box>
        </draw:frame>
        <draw:line draw:style-name="gr5" draw:text-style-name="P1" draw:layer="layout" svg:x1="1.199cm" svg:y1="10.001cm" svg:x2="2.399cm" svg:y2="10.001cm">
          <text:p/>
        </draw:line>
        <draw:line draw:style-name="gr6" draw:text-style-name="P1" draw:layer="layout" svg:x1="1.199cm" svg:y1="10.801cm" svg:x2="2.399cm" svg:y2="10.801cm">
          <text:p/>
        </draw:line>
        <draw:frame draw:style-name="gr7" draw:text-style-name="P2" draw:layer="layout" svg:width="3.148cm" svg:height="0.725cm" svg:x="2.799cm" svg:y="10.401cm">
          <draw:text-box>
            <text:p><text:span text:style-name="T1">Coding region</text:span></text:p>
          </draw:text-box>
        </draw:frame>
        <draw:frame draw:style-name="gr8" draw:text-style-name="P2" draw:layer="layout" svg:width="4.3cm" svg:height="0.725cm" svg:x="2.799cm" svg:y="9.602cm">
          <draw:text-box>
            <text:p><text:span text:style-name="T1">Non-Coding region</text:span></text:p>
          </draw:text-box>
        </draw:frame>
        <draw:line draw:style-name="gr5" draw:text-style-name="P1" draw:layer="layout" svg:x1="2.723cm" svg:y1="4.768cm" svg:x2="3.923cm" svg:y2="4.768cm">
          <text:p/>
        </draw:line>
        <draw:line draw:style-name="gr5" draw:text-style-name="P1" draw:layer="layout" svg:x1="2.723cm" svg:y1="5.149cm" svg:x2="3.923cm" svg:y2="5.149cm">
          <text:p/>
        </draw:line>
        <draw:line draw:style-name="gr6" draw:text-style-name="P1" draw:layer="layout" svg:x1="4.022cm" svg:y1="5.149cm" svg:x2="5.222cm" svg:y2="5.149cm">
          <text:p/>
        </draw:line>
        <draw:line draw:style-name="gr6" draw:text-style-name="P1" draw:layer="layout" svg:x1="3.999cm" svg:y1="4.801cm" svg:x2="5.199cm" svg:y2="4.801cm">
          <text:p/>
        </draw:line>
        <draw:line draw:style-name="gr5" draw:text-style-name="P1" draw:layer="layout" svg:x1="5.222cm" svg:y1="5.149cm" svg:x2="6.422cm" svg:y2="5.149cm">
          <text:p/>
        </draw:line>
        <draw:line draw:style-name="gr5" draw:text-style-name="P1" draw:layer="layout" svg:x1="5.299cm" svg:y1="4.801cm" svg:x2="6.499cm" svg:y2="4.801cm">
          <text:p/>
        </draw:line>
        <draw:line draw:style-name="gr5" draw:text-style-name="P1" draw:layer="layout" svg:x1="9.017cm" svg:y1="6.449cm" svg:x2="11.188cm" svg:y2="6.449cm">
          <text:p/>
        </draw:line>
        <draw:line draw:style-name="gr5" draw:text-style-name="P1" draw:layer="layout" svg:x1="9.034cm" svg:y1="6.078cm" svg:x2="10.234cm" svg:y2="6.078cm">
          <text:p/>
        </draw:line>
        <draw:line draw:style-name="gr5" draw:text-style-name="P1" draw:layer="layout" svg:x1="9.099cm" svg:y1="6.101cm" svg:x2="11.27cm" svg:y2="6.101cm">
          <text:p/>
        </draw:line>
        <draw:line draw:style-name="gr6" draw:text-style-name="P1" draw:layer="layout" svg:x1="7.599cm" svg:y1="6.101cm" svg:x2="8.799cm" svg:y2="6.101cm">
          <text:p/>
        </draw:line>
        <draw:line draw:style-name="gr6" draw:text-style-name="P1" draw:layer="layout" svg:x1="7.599cm" svg:y1="6.501cm" svg:x2="8.799cm" svg:y2="6.501cm">
          <text:p/>
        </draw:line>
        <draw:line draw:style-name="gr5" draw:text-style-name="P1" draw:layer="layout" svg:x1="7.099cm" svg:y1="3.068cm" svg:x2="9.818cm" svg:y2="3.068cm">
          <text:p/>
        </draw:line>
        <draw:line draw:style-name="gr5" draw:text-style-name="P1" draw:layer="layout" svg:x1="7.1cm" svg:y1="3.468cm" svg:x2="9.819cm" svg:y2="3.468cm">
          <text:p/>
        </draw:line>
        <draw:line draw:style-name="gr6" draw:text-style-name="P1" draw:layer="layout" svg:x1="9.819cm" svg:y1="3.468cm" svg:x2="10.388cm" svg:y2="3.449cm">
          <text:p/>
        </draw:line>
        <draw:line draw:style-name="gr6" draw:text-style-name="P1" draw:layer="layout" svg:x1="9.82cm" svg:y1="3.086cm" svg:x2="10.389cm" svg:y2="3.067cm">
          <text:p/>
        </draw:line>
        <draw:frame draw:style-name="gr9" draw:text-style-name="P3" draw:layer="layout" svg:width="12.301cm" svg:height="1.673cm" svg:x="1.799cm" svg:y="0.701cm">
          <draw:text-box>
            <text:p>Distribution of SNP (M) and QTL (Q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11-29T08:09:36.821346493</dc:date>
    <meta:editing-duration>PT8M8S</meta:editing-duration>
    <meta:editing-cycles>4</meta:editing-cycles>
    <meta:generator>LibreOffice/6.1.0.3$MacOSX_X86_64 LibreOffice_project/efb621ed25068d70781dc026f7e9c5187a4decd1</meta:generator>
    <meta:document-statistic meta:object-count="45"/>
  </office:meta>
</office:document-meta>
</file>